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0A5C0E31F64CC01A2EB.png" manifest:media-type="image/png"/>
  <manifest:file-entry manifest:full-path="Pictures/100000000000049D000005310C3582526F7E4C3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.007cm" svg:width="4.161cm" svg:height="1.374cm" draw:z-index="0"><draw:image xlink:href="Pictures/10000001000001F4000000A5C0E31F64CC01A2EB.png" xlink:type="simple" xlink:show="embed" xlink:actuate="onLoad" draw:mime-type="image/png"/></draw:frame><draw:frame draw:style-name="fr3" draw:name="Imagen2" text:anchor-type="char" svg:x="4.283cm" svg:width="4.161cm" svg:height="1.374cm" draw:z-index="1"><draw:image xlink:href="Pictures/10000001000001F4000000A5C0E31F64CC01A2EB.png" xlink:type="simple" xlink:show="embed" xlink:actuate="onLoad" draw:mime-type="image/png"/></draw:frame><draw:frame draw:style-name="fr3" draw:name="Imagen3" text:anchor-type="char" svg:x="12.866cm" svg:width="4.161cm" svg:height="1.374cm" draw:z-index="2"><draw:image xlink:href="Pictures/10000001000001F4000000A5C0E31F64CC01A2EB.png" xlink:type="simple" xlink:show="embed" xlink:actuate="onLoad" draw:mime-type="image/png"/></draw:frame><draw:frame draw:style-name="fr3" draw:name="Imagen4" text:anchor-type="char" svg:x="8.537cm" svg:width="4.161cm" svg:height="1.374cm" draw:z-index="3"><draw:image xlink:href="Pictures/10000001000001F4000000A5C0E31F64CC01A2EB.png" xlink:type="simple" xlink:show="embed" xlink:actuate="onLoad" draw:mime-type="image/png"/></draw:frame><draw:frame draw:style-name="fr2" draw:name="Imagen8" text:anchor-type="char" svg:x="8.537cm" svg:y="1.667cm" svg:width="4.161cm" svg:height="1.374cm" draw:z-index="7"><draw:image xlink:href="Pictures/10000001000001F4000000A5C0E31F64CC01A2EB.png" xlink:type="simple" xlink:show="embed" xlink:actuate="onLoad" draw:mime-type="image/png"/></draw:frame><draw:frame draw:style-name="fr2" draw:name="Imagen7" text:anchor-type="char" svg:x="12.866cm" svg:y="1.667cm" svg:width="4.161cm" svg:height="1.374cm" draw:z-index="6"><draw:image xlink:href="Pictures/10000001000001F4000000A5C0E31F64CC01A2EB.png" xlink:type="simple" xlink:show="embed" xlink:actuate="onLoad" draw:mime-type="image/png"/></draw:frame><draw:frame draw:style-name="fr2" draw:name="Imagen6" text:anchor-type="char" svg:x="4.283cm" svg:y="1.667cm" svg:width="4.161cm" svg:height="1.374cm" draw:z-index="5"><draw:image xlink:href="Pictures/10000001000001F4000000A5C0E31F64CC01A2EB.png" xlink:type="simple" xlink:show="embed" xlink:actuate="onLoad" draw:mime-type="image/png"/></draw:frame><draw:frame draw:style-name="fr2" draw:name="Imagen5" text:anchor-type="char" svg:x="0.007cm" svg:y="1.667cm" svg:width="4.161cm" svg:height="1.374cm" draw:z-index="4"><draw:image xlink:href="Pictures/10000001000001F4000000A5C0E31F64CC01A2EB.png" xlink:type="simple" xlink:show="embed" xlink:actuate="onLoad" draw:mime-type="image/png"/></draw:frame><draw:frame draw:style-name="fr1" draw:name="Imagen9" text:anchor-type="char" svg:x="0.007cm" svg:y="3.039cm" svg:width="3.129cm" svg:height="3.521cm" draw:z-index="8"><draw:image xlink:href="Pictures/100000000000049D000005310C3582526F7E4C3B.jpg" xlink:type="simple" xlink:show="embed" xlink:actuate="onLoad" draw:mime-type="image/jpeg"/></draw:frame><draw:frame draw:style-name="fr1" draw:name="Imagen10" text:anchor-type="char" svg:x="3.134cm" svg:y="3.039cm" svg:width="3.129cm" svg:height="3.521cm" draw:z-index="9"><draw:image xlink:href="Pictures/100000000000049D000005310C3582526F7E4C3B.jpg" xlink:type="simple" xlink:show="embed" xlink:actuate="onLoad" draw:mime-type="image/jpeg"/></draw:frame><draw:frame draw:style-name="fr1" draw:name="Imagen11" text:anchor-type="char" svg:x="6.262cm" svg:y="3.039cm" svg:width="3.129cm" svg:height="3.521cm" draw:z-index="10"><draw:image xlink:href="Pictures/100000000000049D000005310C3582526F7E4C3B.jpg" xlink:type="simple" xlink:show="embed" xlink:actuate="onLoad" draw:mime-type="image/jpeg"/></draw:frame><draw:frame draw:style-name="fr1" draw:name="Imagen12" text:anchor-type="char" svg:x="9.389cm" svg:y="3.039cm" svg:width="3.129cm" svg:height="3.521cm" draw:z-index="11"><draw:image xlink:href="Pictures/100000000000049D000005310C3582526F7E4C3B.jpg" xlink:type="simple" xlink:show="embed" xlink:actuate="onLoad" draw:mime-type="image/jpeg"/></draw:frame><draw:frame draw:style-name="fr1" draw:name="Imagen13" text:anchor-type="char" svg:x="12.517cm" svg:y="3.039cm" svg:width="3.129cm" svg:height="3.521cm" draw:z-index="12"><draw:image xlink:href="Pictures/100000000000049D000005310C3582526F7E4C3B.jpg" xlink:type="simple" xlink:show="embed" xlink:actuate="onLoad" draw:mime-type="image/jpeg"/></draw:frame><draw:frame draw:style-name="fr1" draw:name="Imagen14" text:anchor-type="char" svg:x="0.007cm" svg:y="6.558cm" svg:width="3.129cm" svg:height="3.521cm" draw:z-index="13"><draw:image xlink:href="Pictures/100000000000049D000005310C3582526F7E4C3B.jpg" xlink:type="simple" xlink:show="embed" xlink:actuate="onLoad" draw:mime-type="image/jpeg"/></draw:frame><draw:frame draw:style-name="fr1" draw:name="Imagen15" text:anchor-type="char" svg:x="3.224cm" svg:y="6.558cm" svg:width="3.129cm" svg:height="3.521cm" draw:z-index="14"><draw:image xlink:href="Pictures/100000000000049D000005310C3582526F7E4C3B.jpg" xlink:type="simple" xlink:show="embed" xlink:actuate="onLoad" draw:mime-type="image/jpeg"/></draw:frame><draw:frame draw:style-name="fr1" draw:name="Imagen16" text:anchor-type="char" svg:x="6.352cm" svg:y="6.558cm" svg:width="3.129cm" svg:height="3.521cm" draw:z-index="15"><draw:image xlink:href="Pictures/100000000000049D000005310C3582526F7E4C3B.jpg" xlink:type="simple" xlink:show="embed" xlink:actuate="onLoad" draw:mime-type="image/jpeg"/></draw:frame><draw:frame draw:style-name="fr1" draw:name="Imagen17" text:anchor-type="char" svg:x="9.479cm" svg:y="6.558cm" svg:width="3.129cm" svg:height="3.521cm" draw:z-index="16"><draw:image xlink:href="Pictures/100000000000049D000005310C3582526F7E4C3B.jpg" xlink:type="simple" xlink:show="embed" xlink:actuate="onLoad" draw:mime-type="image/jpeg"/></draw:frame><draw:frame draw:style-name="fr1" draw:name="Imagen18" text:anchor-type="char" svg:x="12.607cm" svg:y="6.468cm" svg:width="3.129cm" svg:height="3.521cm" draw:z-index="17"><draw:image xlink:href="Pictures/100000000000049D000005310C3582526F7E4C3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21:48:11.244000000</meta:creation-date>
    <meta:print-date>2022-10-16T21:53:54.031000000</meta:print-date>
    <dc:date>2022-10-16T21:54:09.763000000</dc:date>
    <meta:editing-duration>PT5M59S</meta:editing-duration>
    <meta:editing-cycles>1</meta:editing-cycles>
    <meta:document-statistic meta:table-count="0" meta:image-count="18" meta:object-count="0" meta:page-count="1" meta:paragraph-count="0" meta:word-count="0" meta:character-count="0" meta:non-whitespace-character-count="0"/>
    <meta:generator>LibreOffice/7.3.5.2$Windows_X86_64 LibreOffice_project/184fe81b8c8c30d8b5082578aee2fed2ea847c01</meta:generator>
  </office:meta>
</office:document-meta>
</file>